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1mm"/>
    </style:style>
    <style:style style:name="co2" style:family="table-column">
      <style:table-column-properties fo:break-before="auto" style:column-width="35.0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92.43mm"/>
    </style:style>
    <style:style style:name="co5" style:family="table-column">
      <style:table-column-properties fo:break-before="auto" style:column-width="61.4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54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3.58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e&quot;" style:apply-style-name="Footnote" style:base-cell-address="Versions.F2"/>
      <style:map style:condition="cell-content()=&quot;stub&quot;" style:apply-style-name="Warning" style:base-cell-address="Versions.F2"/>
      <style:map style:condition="cell-content()=&quot;basic&quot;" style:apply-style-name="Accent" style:base-cell-address="Versions.F2"/>
      <style:map style:condition="cell-content()=&quot;full&quot;" style:apply-style-name="Good" style:base-cell-address="Versions.F2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map style:condition="cell-content()=&quot;none&quot;" style:apply-style-name="Footnote" style:base-cell-address="Versions.F2"/>
      <style:map style:condition="cell-content()=&quot;stub&quot;" style:apply-style-name="Warning" style:base-cell-address="Versions.F2"/>
      <style:map style:condition="cell-content()=&quot;basic&quot;" style:apply-style-name="Accent" style:base-cell-address="Versions.F2"/>
      <style:map style:condition="cell-content()=&quot;full&quot;" style:apply-style-name="Good" style:base-cell-address="Versions.F2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6" table:default-cell-style-name="ce6"/>
        <table:table-column table:style-name="co7" table:default-cell-style-name="ce6"/>
        <table:table-column table:style-name="co8" table:number-columns-repeated="1012" table:default-cell-style-name="ce6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unctionality</text:p>
          </table:table-cell>
          <table:table-cell table:style-name="ce3" office:value-type="string" calcext:value-type="string">
            <text:p>Called by</text:p>
          </table:table-cell>
          <table:table-cell table:style-name="ce8" office:value-type="string" calcext:value-type="string">
            <text:p>V1</text:p>
          </table:table-cell>
          <table:table-cell table:style-name="ce8" office:value-type="string" calcext:value-type="string">
            <text:p>V2</text:p>
          </table:table-cell>
          <table:table-cell table:style-name="ce8" office:value-type="string" calcext:value-type="string">
            <text:p>V3</text:p>
          </table:table-cell>
          <table:table-cell table:style-name="ce8" office:value-type="string" calcext:value-type="string">
            <text:p>V4</text:p>
          </table:table-cell>
          <table:table-cell table:style-name="ce8" office:value-type="string" calcext:value-type="string">
            <text:p>V5</text:p>
          </table:table-cell>
          <table:table-cell table:style-name="ce8" office:value-type="string" calcext:value-type="string">
            <text:p>V6</text:p>
          </table:table-cell>
          <table:table-cell table:style-name="ce11" office:value-type="string" calcext:value-type="string">
            <text:p>Include li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constants</text:p>
          </table:table-cell>
          <table:table-cell table:style-name="ce4"/>
          <table:table-cell table:style-name="ce4" office:value-type="string" calcext:value-type="string">
            <text:p>Global constants</text:p>
          </table:table-cell>
          <table:table-cell table:style-name="ce4"/>
          <table:table-cell table:style-name="ce9" office:value-type="string" calcext:value-type="string">
            <text:p>basic</text:p>
          </table:table-cell>
          <table:table-cell table:style-name="ce9" table:formula="of:=[.F2]" office:value-type="string" office:string-value="basic" calcext:value-type="string">
            <text:p>basic</text:p>
          </table:table-cell>
          <table:table-cell table:style-name="ce9" table:formula="of:=[.G2]" office:value-type="string" office:string-value="basic" calcext:value-type="string">
            <text:p>basic</text:p>
          </table:table-cell>
          <table:table-cell table:style-name="ce9" table:formula="of:=[.H2]" office:value-type="string" office:string-value="basic" calcext:value-type="string">
            <text:p>basic</text:p>
          </table:table-cell>
          <table:table-cell table:style-name="ce9" table:formula="of:=[.I2]" office:value-type="string" office:string-value="basic" calcext:value-type="string">
            <text:p>basic</text:p>
          </table:table-cell>
          <table:table-cell table:style-name="ce9" table:formula="of:=[.J2]" office:value-type="string" office:string-value="basic" calcext:value-type="string">
            <text:p>basic</text:p>
          </table:table-cell>
          <table:table-cell table:formula="of:=&quot;#include &quot;&amp;CHAR(34)&amp;[.A2]&amp;&quot;_&quot;&amp;[.B2]&amp;&quot;.h&quot;&amp;CHAR(34)" office:value-type="string" office:string-value="#include &quot;a_constants.h&quot;" calcext:value-type="string">
            <text:p>#include "a_constants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string" calcext:value-type="string">
            <text:p>interfaces</text:p>
          </table:table-cell>
          <table:table-cell table:style-name="ce4"/>
          <table:table-cell table:style-name="ce4" office:value-type="string" calcext:value-type="string">
            <text:p>Datatypes for interfaces between objects</text:p>
          </table:table-cell>
          <table:table-cell table:style-name="ce4"/>
          <table:table-cell table:style-name="ce9" office:value-type="string" calcext:value-type="string">
            <text:p>basic</text:p>
          </table:table-cell>
          <table:table-cell table:style-name="ce9" table:formula="of:=[.F3]" office:value-type="string" office:string-value="basic" calcext:value-type="string">
            <text:p>basic</text:p>
          </table:table-cell>
          <table:table-cell table:style-name="ce9" table:formula="of:=[.G3]" office:value-type="string" office:string-value="basic" calcext:value-type="string">
            <text:p>basic</text:p>
          </table:table-cell>
          <table:table-cell table:style-name="ce9" table:formula="of:=[.H3]" office:value-type="string" office:string-value="basic" calcext:value-type="string">
            <text:p>basic</text:p>
          </table:table-cell>
          <table:table-cell table:style-name="ce9" table:formula="of:=[.I3]" office:value-type="string" office:string-value="basic" calcext:value-type="string">
            <text:p>basic</text:p>
          </table:table-cell>
          <table:table-cell table:style-name="ce9" table:formula="of:=[.J3]" office:value-type="string" office:string-value="basic" calcext:value-type="string">
            <text:p>basic</text:p>
          </table:table-cell>
          <table:table-cell table:formula="of:=&quot;#include &quot;&amp;CHAR(34)&amp;[.A3]&amp;&quot;_&quot;&amp;[.B3]&amp;&quot;.h&quot;&amp;CHAR(34)" office:value-type="string" office:string-value="#include &quot;b_interfaces.h&quot;" calcext:value-type="string">
            <text:p>#include "b_interfaces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string" calcext:value-type="string">
            <text:p>logger</text:p>
          </table:table-cell>
          <table:table-cell table:style-name="ce5" office:value-type="string" calcext:value-type="string">
            <text:p>Logger</text:p>
          </table:table-cell>
          <table:table-cell table:style-name="ce5" table:number-columns-repeated="2"/>
          <table:table-cell table:style-name="ce10" office:value-type="string" calcext:value-type="string">
            <text:p>none</text:p>
          </table:table-cell>
          <table:table-cell table:style-name="ce9" table:formula="of:=[.F4]" office:value-type="string" office:string-value="none" calcext:value-type="string">
            <text:p>none</text:p>
          </table:table-cell>
          <table:table-cell table:style-name="ce9" table:formula="of:=[.G4]" office:value-type="string" office:string-value="none" calcext:value-type="string">
            <text:p>none</text:p>
          </table:table-cell>
          <table:table-cell table:style-name="ce9" table:formula="of:=[.H4]" office:value-type="string" office:string-value="none" calcext:value-type="string">
            <text:p>none</text:p>
          </table:table-cell>
          <table:table-cell table:style-name="ce9" table:formula="of:=[.I4]" office:value-type="string" office:string-value="none" calcext:value-type="string">
            <text:p>none</text:p>
          </table:table-cell>
          <table:table-cell table:style-name="ce9" table:formula="of:=[.J4]" office:value-type="string" office:string-value="none" calcext:value-type="string">
            <text:p>none</text:p>
          </table:table-cell>
          <table:table-cell table:formula="of:=&quot;#include &quot;&amp;CHAR(34)&amp;[.A4]&amp;&quot;_&quot;&amp;[.B4]&amp;&quot;.h&quot;&amp;CHAR(34)" office:value-type="string" office:string-value="#include &quot;c_logger.h&quot;" calcext:value-type="string">
            <text:p>#include "c_logger.h"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boiler</text:p>
          </table:table-cell>
          <table:table-cell table:style-name="ce5" office:value-type="string" calcext:value-type="string">
            <text:p>Boiler</text:p>
          </table:table-cell>
          <table:table-cell table:style-name="ce5" office:value-type="string" calcext:value-type="string">
            <text:p>Sends requested water temperature</text:p>
            <text:p>Requests boiler status</text:p>
          </table:table-cell>
          <table:table-cell table:style-name="ce7" office:value-type="string" calcext:value-type="string">
            <text:p>MenuUnit and MenuTelegram</text:p>
            <text:p>Main loop for boiler status</text:p>
            <text:p>Locking mechanism with Buttons</text:p>
          </table:table-cell>
          <table:table-cell table:style-name="ce10" office:value-type="string" calcext:value-type="string">
            <text:p>stub</text:p>
          </table:table-cell>
          <table:table-cell table:style-name="ce9" table:formula="of:=[.F5]" office:value-type="string" office:string-value="stub" calcext:value-type="string">
            <text:p>stub</text:p>
          </table:table-cell>
          <table:table-cell table:style-name="ce9" table:formula="of:=[.G5]" office:value-type="string" office:string-value="stub" calcext:value-type="string">
            <text:p>stub</text:p>
          </table:table-cell>
          <table:table-cell table:style-name="ce9" table:formula="of:=[.H5]" office:value-type="string" office:string-value="stub" calcext:value-type="string">
            <text:p>stub</text:p>
          </table:table-cell>
          <table:table-cell table:style-name="ce9" table:formula="of:=[.I5]" office:value-type="string" office:string-value="stub" calcext:value-type="string">
            <text:p>stub</text:p>
          </table:table-cell>
          <table:table-cell table:style-name="ce9" table:formula="of:=[.J5]" office:value-type="string" office:string-value="stub" calcext:value-type="string">
            <text:p>stub</text:p>
          </table:table-cell>
          <table:table-cell table:formula="of:=&quot;#include &quot;&amp;CHAR(34)&amp;[.A5]&amp;&quot;_&quot;&amp;[.B5]&amp;&quot;.h&quot;&amp;CHAR(34)" office:value-type="string" office:string-value="#include &quot;d_boiler.h&quot;" calcext:value-type="string">
            <text:p>#include "d_boiler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string" calcext:value-type="string">
            <text:p>roomtemp</text:p>
          </table:table-cell>
          <table:table-cell table:style-name="ce5" office:value-type="string" calcext:value-type="string">
            <text:p>RoomTemp</text:p>
          </table:table-cell>
          <table:table-cell table:style-name="ce5" office:value-type="string" calcext:value-type="string">
            <text:p>Measures roomtemperature</text:p>
          </table:table-cell>
          <table:table-cell table:style-name="ce5"/>
          <table:table-cell table:style-name="ce10" office:value-type="string" calcext:value-type="string">
            <text:p>stub</text:p>
          </table:table-cell>
          <table:table-cell table:style-name="ce9" table:formula="of:=[.F6]" office:value-type="string" office:string-value="stub" calcext:value-type="string">
            <text:p>stub</text:p>
          </table:table-cell>
          <table:table-cell table:style-name="ce9" table:formula="of:=[.G6]" office:value-type="string" office:string-value="stub" calcext:value-type="string">
            <text:p>stub</text:p>
          </table:table-cell>
          <table:table-cell table:style-name="ce9" table:formula="of:=[.H6]" office:value-type="string" office:string-value="stub" calcext:value-type="string">
            <text:p>stub</text:p>
          </table:table-cell>
          <table:table-cell table:style-name="ce9" table:formula="of:=[.I6]" office:value-type="string" office:string-value="stub" calcext:value-type="string">
            <text:p>stub</text:p>
          </table:table-cell>
          <table:table-cell table:style-name="ce9" table:formula="of:=[.J6]" office:value-type="string" office:string-value="stub" calcext:value-type="string">
            <text:p>stub</text:p>
          </table:table-cell>
          <table:table-cell table:formula="of:=&quot;#include &quot;&amp;CHAR(34)&amp;[.A6]&amp;&quot;_&quot;&amp;[.B6]&amp;&quot;.h&quot;&amp;CHAR(34)" office:value-type="string" office:string-value="#include &quot;e_roomtemp.h&quot;" calcext:value-type="string">
            <text:p>#include "e_roomtemp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string" calcext:value-type="string">
            <text:p>telegram</text:p>
          </table:table-cell>
          <table:table-cell table:style-name="ce5" office:value-type="string" calcext:value-type="string">
            <text:p>Telegram</text:p>
          </table:table-cell>
          <table:table-cell table:style-name="ce5" office:value-type="string" calcext:value-type="string">
            <text:p>Telegram connection</text:p>
          </table:table-cell>
          <table:table-cell table:style-name="ce5" office:value-type="string" calcext:value-type="string">
            <text:p>Main loop</text:p>
          </table:table-cell>
          <table:table-cell table:style-name="ce10" office:value-type="string" calcext:value-type="string">
            <text:p>none</text:p>
          </table:table-cell>
          <table:table-cell table:style-name="ce9" table:formula="of:=[.F7]" office:value-type="string" office:string-value="none" calcext:value-type="string">
            <text:p>none</text:p>
          </table:table-cell>
          <table:table-cell table:style-name="ce9" table:formula="of:=[.G7]" office:value-type="string" office:string-value="none" calcext:value-type="string">
            <text:p>none</text:p>
          </table:table-cell>
          <table:table-cell table:style-name="ce9" table:formula="of:=[.H7]" office:value-type="string" office:string-value="none" calcext:value-type="string">
            <text:p>none</text:p>
          </table:table-cell>
          <table:table-cell table:style-name="ce9" table:formula="of:=[.I7]" office:value-type="string" office:string-value="none" calcext:value-type="string">
            <text:p>none</text:p>
          </table:table-cell>
          <table:table-cell table:style-name="ce9" table:formula="of:=[.J7]" office:value-type="string" office:string-value="none" calcext:value-type="string">
            <text:p>none</text:p>
          </table:table-cell>
          <table:table-cell table:formula="of:=&quot;#include &quot;&amp;CHAR(34)&amp;[.A7]&amp;&quot;_&quot;&amp;[.B7]&amp;&quot;.h&quot;&amp;CHAR(34)" office:value-type="string" office:string-value="#include &quot;f_telegram.h&quot;" calcext:value-type="string">
            <text:p>#include "f_telegram.h"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</text:p>
          </table:table-cell>
          <table:table-cell table:style-name="ce5" office:value-type="string" calcext:value-type="string">
            <text:p>button</text:p>
          </table:table-cell>
          <table:table-cell table:style-name="ce5" office:value-type="string" calcext:value-type="string">
            <text:p>Buttons</text:p>
          </table:table-cell>
          <table:table-cell table:style-name="ce5" office:value-type="string" calcext:value-type="string">
            <text:p>Polls each of the 3 buttons</text:p>
          </table:table-cell>
          <table:table-cell table:style-name="ce7" office:value-type="string" calcext:value-type="string">
            <text:p>Timer interrupt</text:p>
            <text:p>Locking mechanism with OpenTherm</text:p>
          </table:table-cell>
          <table:table-cell table:style-name="ce10" office:value-type="string" calcext:value-type="string">
            <text:p>full</text:p>
          </table:table-cell>
          <table:table-cell table:style-name="ce9" table:formula="of:=[.F8]" office:value-type="string" office:string-value="full" calcext:value-type="string">
            <text:p>full</text:p>
          </table:table-cell>
          <table:table-cell table:style-name="ce9" table:formula="of:=[.G8]" office:value-type="string" office:string-value="full" calcext:value-type="string">
            <text:p>full</text:p>
          </table:table-cell>
          <table:table-cell table:style-name="ce9" table:formula="of:=[.H8]" office:value-type="string" office:string-value="full" calcext:value-type="string">
            <text:p>full</text:p>
          </table:table-cell>
          <table:table-cell table:style-name="ce9" table:formula="of:=[.I8]" office:value-type="string" office:string-value="full" calcext:value-type="string">
            <text:p>full</text:p>
          </table:table-cell>
          <table:table-cell table:style-name="ce9" table:formula="of:=[.J8]" office:value-type="string" office:string-value="full" calcext:value-type="string">
            <text:p>full</text:p>
          </table:table-cell>
          <table:table-cell table:formula="of:=&quot;#include &quot;&amp;CHAR(34)&amp;[.A8]&amp;&quot;_&quot;&amp;[.B8]&amp;&quot;.h&quot;&amp;CHAR(34)" office:value-type="string" office:string-value="#include &quot;g_button.h&quot;" calcext:value-type="string">
            <text:p>#include "g_button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</text:p>
          </table:table-cell>
          <table:table-cell table:style-name="ce5" office:value-type="string" calcext:value-type="string">
            <text:p>display</text:p>
          </table:table-cell>
          <table:table-cell table:style-name="ce5" office:value-type="string" calcext:value-type="string">
            <text:p>Display</text:p>
          </table:table-cell>
          <table:table-cell table:style-name="ce5" office:value-type="string" calcext:value-type="string">
            <text:p>Displays latest status of bolier and menu</text:p>
          </table:table-cell>
          <table:table-cell table:style-name="ce5" office:value-type="string" calcext:value-type="string">
            <text:p>MenuUnit and OpenTherm</text:p>
          </table:table-cell>
          <table:table-cell table:style-name="ce10" office:value-type="string" calcext:value-type="string">
            <text:p>stub</text:p>
          </table:table-cell>
          <table:table-cell table:style-name="ce9" office:value-type="string" calcext:value-type="string">
            <text:p>basic</text:p>
          </table:table-cell>
          <table:table-cell table:style-name="ce9" table:formula="of:=[.G9]" office:value-type="string" office:string-value="basic" calcext:value-type="string">
            <text:p>basic</text:p>
          </table:table-cell>
          <table:table-cell table:style-name="ce9" table:formula="of:=[.H9]" office:value-type="string" office:string-value="basic" calcext:value-type="string">
            <text:p>basic</text:p>
          </table:table-cell>
          <table:table-cell table:style-name="ce9" table:formula="of:=[.I9]" office:value-type="string" office:string-value="basic" calcext:value-type="string">
            <text:p>basic</text:p>
          </table:table-cell>
          <table:table-cell table:style-name="ce9" table:formula="of:=[.J9]" office:value-type="string" office:string-value="basic" calcext:value-type="string">
            <text:p>basic</text:p>
          </table:table-cell>
          <table:table-cell table:formula="of:=&quot;#include &quot;&amp;CHAR(34)&amp;[.A9]&amp;&quot;_&quot;&amp;[.B9]&amp;&quot;.h&quot;&amp;CHAR(34)" office:value-type="string" office:string-value="#include &quot;h_display.h&quot;" calcext:value-type="string">
            <text:p>#include "h_display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</text:p>
          </table:table-cell>
          <table:table-cell table:style-name="ce5" office:value-type="string" calcext:value-type="string">
            <text:p>jpeg</text:p>
          </table:table-cell>
          <table:table-cell table:style-name="ce5" office:value-type="string" calcext:value-type="string">
            <text:p>JPEG</text:p>
          </table:table-cell>
          <table:table-cell table:style-name="ce5" office:value-type="string" calcext:value-type="string">
            <text:p>Library to display images</text:p>
          </table:table-cell>
          <table:table-cell table:style-name="ce5" office:value-type="string" calcext:value-type="string">
            <text:p>Display</text:p>
          </table:table-cell>
          <table:table-cell table:style-name="ce10" office:value-type="string" calcext:value-type="string">
            <text:p>full</text:p>
          </table:table-cell>
          <table:table-cell table:style-name="ce9" table:formula="of:=[.F10]" office:value-type="string" office:string-value="full" calcext:value-type="string">
            <text:p>full</text:p>
          </table:table-cell>
          <table:table-cell table:style-name="ce9" table:formula="of:=[.G10]" office:value-type="string" office:string-value="full" calcext:value-type="string">
            <text:p>full</text:p>
          </table:table-cell>
          <table:table-cell table:style-name="ce9" table:formula="of:=[.H10]" office:value-type="string" office:string-value="full" calcext:value-type="string">
            <text:p>full</text:p>
          </table:table-cell>
          <table:table-cell table:style-name="ce9" table:formula="of:=[.I10]" office:value-type="string" office:string-value="full" calcext:value-type="string">
            <text:p>full</text:p>
          </table:table-cell>
          <table:table-cell table:style-name="ce9" table:formula="of:=[.J10]" office:value-type="string" office:string-value="full" calcext:value-type="string">
            <text:p>full</text:p>
          </table:table-cell>
          <table:table-cell table:formula="of:=&quot;#include &quot;&amp;CHAR(34)&amp;[.A10]&amp;&quot;_&quot;&amp;[.B10]&amp;&quot;.h&quot;&amp;CHAR(34)" office:value-type="string" office:string-value="#include &quot;i_jpeg.h&quot;" calcext:value-type="string">
            <text:p>#include "i_jpeg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</text:p>
          </table:table-cell>
          <table:table-cell table:style-name="ce5" office:value-type="string" calcext:value-type="string">
            <text:p>storage</text:p>
          </table:table-cell>
          <table:table-cell table:style-name="ce5" office:value-type="string" calcext:value-type="string">
            <text:p>Storage</text:p>
          </table:table-cell>
          <table:table-cell table:style-name="ce5" office:value-type="string" calcext:value-type="string">
            <text:p>Stores and retrieves program from non volatile memory</text:p>
          </table:table-cell>
          <table:table-cell table:style-name="ce5"/>
          <table:table-cell table:style-name="ce10" office:value-type="string" calcext:value-type="string">
            <text:p>none</text:p>
          </table:table-cell>
          <table:table-cell table:style-name="ce9" table:formula="of:=[.F11]" office:value-type="string" office:string-value="none" calcext:value-type="string">
            <text:p>none</text:p>
          </table:table-cell>
          <table:table-cell table:style-name="ce9" table:formula="of:=[.G11]" office:value-type="string" office:string-value="none" calcext:value-type="string">
            <text:p>none</text:p>
          </table:table-cell>
          <table:table-cell table:style-name="ce9" table:formula="of:=[.H11]" office:value-type="string" office:string-value="none" calcext:value-type="string">
            <text:p>none</text:p>
          </table:table-cell>
          <table:table-cell table:style-name="ce9" table:formula="of:=[.I11]" office:value-type="string" office:string-value="none" calcext:value-type="string">
            <text:p>none</text:p>
          </table:table-cell>
          <table:table-cell table:style-name="ce9" table:formula="of:=[.J11]" office:value-type="string" office:string-value="none" calcext:value-type="string">
            <text:p>none</text:p>
          </table:table-cell>
          <table:table-cell table:formula="of:=&quot;#include &quot;&amp;CHAR(34)&amp;[.A11]&amp;&quot;_&quot;&amp;[.B11]&amp;&quot;.h&quot;&amp;CHAR(34)" office:value-type="string" office:string-value="#include &quot;j_storage.h&quot;" calcext:value-type="string">
            <text:p>#include "j_storage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</text:p>
          </table:table-cell>
          <table:table-cell table:style-name="ce5" office:value-type="string" calcext:value-type="string">
            <text:p>wifi</text:p>
          </table:table-cell>
          <table:table-cell table:style-name="ce5" office:value-type="string" calcext:value-type="string">
            <text:p>WiFi</text:p>
          </table:table-cell>
          <table:table-cell table:style-name="ce5" office:value-type="string" calcext:value-type="string">
            <text:p>WiFi connection</text:p>
          </table:table-cell>
          <table:table-cell table:style-name="ce5" office:value-type="string" calcext:value-type="string">
            <text:p>Main loop</text:p>
          </table:table-cell>
          <table:table-cell table:style-name="ce10" office:value-type="string" calcext:value-type="string">
            <text:p>stub</text:p>
          </table:table-cell>
          <table:table-cell table:style-name="ce9" table:formula="of:=[.F12]" office:value-type="string" office:string-value="stub" calcext:value-type="string">
            <text:p>stub</text:p>
          </table:table-cell>
          <table:table-cell table:style-name="ce9" table:formula="of:=[.G12]" office:value-type="string" office:string-value="stub" calcext:value-type="string">
            <text:p>stub</text:p>
          </table:table-cell>
          <table:table-cell table:style-name="ce9" table:formula="of:=[.H12]" office:value-type="string" office:string-value="stub" calcext:value-type="string">
            <text:p>stub</text:p>
          </table:table-cell>
          <table:table-cell table:style-name="ce9" table:formula="of:=[.I12]" office:value-type="string" office:string-value="stub" calcext:value-type="string">
            <text:p>stub</text:p>
          </table:table-cell>
          <table:table-cell table:style-name="ce9" table:formula="of:=[.J12]" office:value-type="string" office:string-value="stub" calcext:value-type="string">
            <text:p>stub</text:p>
          </table:table-cell>
          <table:table-cell table:formula="of:=&quot;#include &quot;&amp;CHAR(34)&amp;[.A12]&amp;&quot;_&quot;&amp;[.B12]&amp;&quot;.h&quot;&amp;CHAR(34)" office:value-type="string" office:string-value="#include &quot;k_wifi.h&quot;" calcext:value-type="string">
            <text:p>#include "k_wifi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Real time clock</text:p>
          </table:table-cell>
          <table:table-cell table:style-name="ce5" office:value-type="string" calcext:value-type="string">
            <text:p>Main loop</text:p>
          </table:table-cell>
          <table:table-cell table:style-name="ce10" office:value-type="string" calcext:value-type="string">
            <text:p>stub</text:p>
          </table:table-cell>
          <table:table-cell table:style-name="ce9" table:formula="of:=[.F13]" office:value-type="string" office:string-value="stub" calcext:value-type="string">
            <text:p>stub</text:p>
          </table:table-cell>
          <table:table-cell table:style-name="ce9" table:formula="of:=[.G13]" office:value-type="string" office:string-value="stub" calcext:value-type="string">
            <text:p>stub</text:p>
          </table:table-cell>
          <table:table-cell table:style-name="ce9" table:formula="of:=[.H13]" office:value-type="string" office:string-value="stub" calcext:value-type="string">
            <text:p>stub</text:p>
          </table:table-cell>
          <table:table-cell table:style-name="ce9" table:formula="of:=[.I13]" office:value-type="string" office:string-value="stub" calcext:value-type="string">
            <text:p>stub</text:p>
          </table:table-cell>
          <table:table-cell table:style-name="ce9" table:formula="of:=[.J13]" office:value-type="string" office:string-value="stub" calcext:value-type="string">
            <text:p>stub</text:p>
          </table:table-cell>
          <table:table-cell table:formula="of:=&quot;#include &quot;&amp;CHAR(34)&amp;[.A13]&amp;&quot;_&quot;&amp;[.B13]&amp;&quot;.h&quot;&amp;CHAR(34)" office:value-type="string" office:string-value="#include &quot;l_time.h&quot;" calcext:value-type="string">
            <text:p>#include "l_time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</text:p>
          </table:table-cell>
          <table:table-cell table:style-name="ce5" office:value-type="string" calcext:value-type="string">
            <text:p>menu_telegram</text:p>
          </table:table-cell>
          <table:table-cell table:style-name="ce5" office:value-type="string" calcext:value-type="string">
            <text:p>MenuTelegram</text:p>
          </table:table-cell>
          <table:table-cell table:style-name="ce5" office:value-type="string" calcext:value-type="string">
            <text:p>Manages menu state for each Telegram user</text:p>
          </table:table-cell>
          <table:table-cell table:style-name="ce5" office:value-type="string" calcext:value-type="string">
            <text:p>Telegram</text:p>
          </table:table-cell>
          <table:table-cell table:style-name="ce10" office:value-type="string" calcext:value-type="string">
            <text:p>none</text:p>
          </table:table-cell>
          <table:table-cell table:style-name="ce9" table:formula="of:=[.F14]" office:value-type="string" office:string-value="none" calcext:value-type="string">
            <text:p>none</text:p>
          </table:table-cell>
          <table:table-cell table:style-name="ce9" table:formula="of:=[.G14]" office:value-type="string" office:string-value="none" calcext:value-type="string">
            <text:p>none</text:p>
          </table:table-cell>
          <table:table-cell table:style-name="ce9" table:formula="of:=[.H14]" office:value-type="string" office:string-value="none" calcext:value-type="string">
            <text:p>none</text:p>
          </table:table-cell>
          <table:table-cell table:style-name="ce9" table:formula="of:=[.I14]" office:value-type="string" office:string-value="none" calcext:value-type="string">
            <text:p>none</text:p>
          </table:table-cell>
          <table:table-cell table:style-name="ce9" table:formula="of:=[.J14]" office:value-type="string" office:string-value="none" calcext:value-type="string">
            <text:p>none</text:p>
          </table:table-cell>
          <table:table-cell table:formula="of:=&quot;#include &quot;&amp;CHAR(34)&amp;[.A14]&amp;&quot;_&quot;&amp;[.B14]&amp;&quot;.h&quot;&amp;CHAR(34)" office:value-type="string" office:string-value="#include &quot;m_menu_telegram.h&quot;" calcext:value-type="string">
            <text:p>#include "m_menu_telegram.h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menu_unit</text:p>
          </table:table-cell>
          <table:table-cell table:style-name="ce5" office:value-type="string" calcext:value-type="string">
            <text:p>MenuUnit</text:p>
          </table:table-cell>
          <table:table-cell table:style-name="ce5" office:value-type="string" calcext:value-type="string">
            <text:p>Manages menu state for the hardware unit</text:p>
          </table:table-cell>
          <table:table-cell table:style-name="ce5" office:value-type="string" calcext:value-type="string">
            <text:p>Buttons</text:p>
          </table:table-cell>
          <table:table-cell table:style-name="ce10" office:value-type="string" calcext:value-type="string">
            <text:p>basic</text:p>
          </table:table-cell>
          <table:table-cell table:style-name="ce9" table:formula="of:=[.F15]" office:value-type="string" office:string-value="basic" calcext:value-type="string">
            <text:p>basic</text:p>
          </table:table-cell>
          <table:table-cell table:style-name="ce9" table:formula="of:=[.G15]" office:value-type="string" office:string-value="basic" calcext:value-type="string">
            <text:p>basic</text:p>
          </table:table-cell>
          <table:table-cell table:style-name="ce9" table:formula="of:=[.H15]" office:value-type="string" office:string-value="basic" calcext:value-type="string">
            <text:p>basic</text:p>
          </table:table-cell>
          <table:table-cell table:style-name="ce9" table:formula="of:=[.I15]" office:value-type="string" office:string-value="basic" calcext:value-type="string">
            <text:p>basic</text:p>
          </table:table-cell>
          <table:table-cell table:style-name="ce9" table:formula="of:=[.J15]" office:value-type="string" office:string-value="basic" calcext:value-type="string">
            <text:p>basic</text:p>
          </table:table-cell>
          <table:table-cell table:formula="of:=&quot;#include &quot;&amp;CHAR(34)&amp;[.A15]&amp;&quot;_&quot;&amp;[.B15]&amp;&quot;.h&quot;&amp;CHAR(34)" office:value-type="string" office:string-value="#include &quot;n_menu_unit.h&quot;" calcext:value-type="string">
            <text:p>#include "n_menu_unit.h"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Temperature controller including </text:p>
            <text:p>- thermostat program</text:p>
            <text:p>- PID controller for boiler temperature</text:p>
          </table:table-cell>
          <table:table-cell table:style-name="ce5" office:value-type="string" calcext:value-type="string">
            <text:p>Main loop</text:p>
          </table:table-cell>
          <table:table-cell table:style-name="ce10" office:value-type="string" calcext:value-type="string">
            <text:p>basic</text:p>
          </table:table-cell>
          <table:table-cell table:style-name="ce9" table:formula="of:=[.F16]" office:value-type="string" office:string-value="basic" calcext:value-type="string">
            <text:p>basic</text:p>
          </table:table-cell>
          <table:table-cell table:style-name="ce9" table:formula="of:=[.G16]" office:value-type="string" office:string-value="basic" calcext:value-type="string">
            <text:p>basic</text:p>
          </table:table-cell>
          <table:table-cell table:style-name="ce9" table:formula="of:=[.H16]" office:value-type="string" office:string-value="basic" calcext:value-type="string">
            <text:p>basic</text:p>
          </table:table-cell>
          <table:table-cell table:style-name="ce9" table:formula="of:=[.I16]" office:value-type="string" office:string-value="basic" calcext:value-type="string">
            <text:p>basic</text:p>
          </table:table-cell>
          <table:table-cell table:style-name="ce9" table:formula="of:=[.J16]" office:value-type="string" office:string-value="basic" calcext:value-type="string">
            <text:p>basic</text:p>
          </table:table-cell>
          <table:table-cell table:formula="of:=&quot;#include &quot;&amp;CHAR(34)&amp;[.A16]&amp;&quot;_&quot;&amp;[.B16]&amp;&quot;.h&quot;&amp;CHAR(34)" office:value-type="string" office:string-value="#include &quot;o_controller.h&quot;" calcext:value-type="string">
            <text:p>#include "o_controller.h"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Versions.F2:Versions.K16">
            <calcext:condition calcext:apply-style-name="Footnote" calcext:value="=&quot;none&quot;" calcext:base-cell-address="Versions.F2"/>
            <calcext:condition calcext:apply-style-name="Warning" calcext:value="=&quot;stub&quot;" calcext:base-cell-address="Versions.F2"/>
            <calcext:condition calcext:apply-style-name="Accent" calcext:value="=&quot;basic&quot;" calcext:base-cell-address="Versions.F2"/>
            <calcext:condition calcext:apply-style-name="Good" calcext:value="=&quot;full&quot;" calcext:base-cell-address="Versions.F2"/>
          </calcext:conditional-format>
        </calcext:conditional-formats>
      </table:table>
      <table:named-expressions/>
      <table:database-ranges>
        <table:database-range table:name="__Anonymous_Sheet_DB__0" table:target-range-address="Versions.A1:Versions.L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1.94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18:26:13.692000000</meta:creation-date>
    <meta:editing-duration>P1DT21H16M43S</meta:editing-duration>
    <meta:editing-cycles>8</meta:editing-cycles>
    <meta:generator>LibreOffice/7.3.4.2$Windows_X86_64 LibreOffice_project/728fec16bd5f605073805c3c9e7c4212a0120dc5</meta:generator>
    <dc:title>DefaultTemplateHenkJan</dc:title>
    <dc:date>2022-08-16T21:59:47.227000000</dc:date>
    <meta:document-statistic meta:table-count="1" meta:cell-count="184" meta:object-count="0"/>
  </office:meta>
</office:document-meta>
</file>